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5.5cm" style:writing-mode="lr-tb"/>
      <style:paragraph-properties style:writing-mode="lr-tb"/>
    </style:style>
    <style:style style:name="gr2" style:family="graphic" style:parent-style-name="objectwithoutfill">
      <style:graphic-properties draw:marker-end="Arrowheads_20_41" draw:marker-end-width="0.3cm" draw:fill="none" draw:textarea-vertical-align="middle"/>
    </style:style>
    <style:style style:name="gr3" style:family="graphic" style:parent-style-name="objectwithoutfill">
      <style:graphic-properties draw:marker-end="Arrowheads_20_45" draw:marker-end-width="0.3cm" draw:fill="none" draw:textarea-vertical-align="middle"/>
    </style:style>
    <style:style style:name="gr4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5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18cm" fo:min-width="3.744cm"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88cm" fo:min-width="3.744cm" style:writing-mode="lr-tb"/>
      <style:paragraph-properties style:writing-mode="lr-tb"/>
    </style:style>
    <style:style style:name="gr8" style:family="graphic" style:parent-style-name="objectwithoutfill">
      <style:graphic-properties draw:marker-end="Arrowheads_20_53" draw:marker-end-width="0.3cm" draw:fill="none" draw:textarea-vertical-align="middle"/>
    </style:style>
    <style:style style:name="gr9" style:family="graphic" style:parent-style-name="objectwithoutfill">
      <style:graphic-properties draw:marker-end="Arrowheads_20_54" draw:marker-end-width="0.3cm" draw:fill="none" draw:textarea-vertical-align="middle"/>
    </style:style>
    <style:style style:name="gr10" style:family="graphic" style:parent-style-name="objectwithoutfill">
      <style:graphic-properties draw:marker-end="Arrowheads_20_55" draw:marker-end-width="0.3cm" draw:fill="none" draw:textarea-vertical-align="middle"/>
    </style:style>
    <style:style style:name="gr11" style:family="graphic" style:parent-style-name="objectwithoutfill">
      <style:graphic-properties draw:marker-end="Arrowheads_20_59" draw:marker-end-width="0.3cm" draw:fill="none" draw:textarea-vertical-align="middle"/>
    </style:style>
    <style:style style:name="gr12" style:family="graphic" style:parent-style-name="objectwithoutfill">
      <style:graphic-properties draw:marker-end="Arrowheads_20_58" draw:marker-end-width="0.3cm" draw:fill="none" draw:textarea-vertical-align="middle"/>
    </style:style>
    <style:style style:name="gr13" style:family="graphic" style:parent-style-name="objectwithoutfill">
      <style:graphic-properties draw:marker-end="Arrowheads_20_60" draw:marker-end-width="0.3cm" draw:fill="none" draw:textarea-vertical-align="middle"/>
    </style:style>
    <style:style style:name="gr14" style:family="graphic" style:parent-style-name="objectwithoutfill">
      <style:graphic-properties draw:marker-end="Arrowheads_20_61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62" draw:marker-end-width="0.3cm" draw:fill="none" draw:textarea-vertical-align="middle"/>
    </style:style>
    <style:style style:name="gr16" style:family="graphic" style:parent-style-name="objectwithoutfill">
      <style:graphic-properties draw:marker-end="Arrowheads_20_63" draw:marker-end-width="0.3cm" draw:fill="none" draw:textarea-vertical-align="middle"/>
    </style:style>
    <style:style style:name="gr17" style:family="graphic" style:parent-style-name="objectwithoutfill">
      <style:graphic-properties draw:marker-end="Arrowheads_20_64" draw:marker-end-width="0.3cm" draw:fill="none" draw:textarea-vertical-align="middle"/>
    </style:style>
    <style:style style:name="gr18" style:family="graphic" style:parent-style-name="objectwithoutfill">
      <style:graphic-properties draw:marker-end="Arrowheads_20_65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2.22cm" fo:min-width="3.744cm" style:writing-mode="lr-tb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12cm" fo:min-width="3.744cm" style:writing-mode="lr-tb"/>
      <style:paragraph-properties style:writing-mode="lr-tb"/>
    </style:style>
    <style:style style:name="gr21" style:family="graphic" style:parent-style-name="objectwithoutfill">
      <style:graphic-properties draw:marker-end="Arrowheads_20_66" draw:marker-end-width="0.3cm" draw:fill="none" draw:textarea-vertical-align="middle"/>
    </style:style>
    <style:style style:name="gr22" style:family="graphic" style:parent-style-name="objectwithoutfill">
      <style:graphic-properties draw:marker-end="Arrowheads_20_67" draw:marker-end-width="0.3cm" draw:fill="none" draw:textarea-vertical-align="middle"/>
    </style:style>
    <style:style style:name="gr23" style:family="graphic" style:parent-style-name="objectwithoutfill">
      <style:graphic-properties draw:marker-end="Arrowheads_20_68" draw:marker-end-width="0.3cm" draw:fill="none" draw:textarea-vertical-align="middle"/>
    </style:style>
    <style:style style:name="gr24" style:family="graphic" style:parent-style-name="objectwithoutfill">
      <style:graphic-properties draw:marker-end="Arrowheads_20_69" draw:marker-end-width="0.3cm" draw:fill="none" draw:textarea-vertical-align="middle"/>
    </style:style>
    <style:style style:name="gr25" style:family="graphic" style:parent-style-name="objectwithoutfill">
      <style:graphic-properties draw:marker-end="Arrowheads_20_70" draw:marker-end-width="0.3cm" draw:fill="none" draw:textarea-vertical-align="middle"/>
    </style:style>
    <style:style style:name="gr26" style:family="graphic" style:parent-style-name="objectwithoutfill">
      <style:graphic-properties draw:marker-end="Arrowheads_20_71" draw:marker-end-width="0.3cm" draw:fill="none" draw:textarea-vertical-align="middle"/>
    </style:style>
    <style:style style:name="gr27" style:family="graphic" style:parent-style-name="objectwithoutfill">
      <style:graphic-properties draw:marker-end="Arrowheads_20_72" draw:marker-end-width="0.3cm" draw:fill="none" draw:textarea-vertical-align="middle"/>
    </style:style>
    <style:style style:name="gr28" style:family="graphic" style:parent-style-name="objectwithoutfill">
      <style:graphic-properties draw:marker-end="Arrowheads_20_74" draw:marker-end-width="0.3cm" draw:fill="none" draw:textarea-vertical-align="middle"/>
    </style:style>
    <style:style style:name="gr29" style:family="graphic">
      <style:graphic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0.75cm" fo:min-width="28.25cm"/>
    </style:style>
    <style:style style:name="gr3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7.75cm" fo:min-width="10.731cm"/>
    </style:style>
    <style:style style:name="gr3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4" style:family="graphic" style:parent-style-name="objectwithoutfill">
      <style:graphic-properties draw:marker-end="Arrowheads_20_12" draw:marker-end-width="0.3cm" draw:fill="none" draw:textarea-vertical-align="middle"/>
    </style:style>
    <style:style style:name="gr35" style:family="graphic" style:parent-style-name="objectwithoutfill">
      <style:graphic-properties draw:marker-end="Arrowheads_20_15" draw:marker-end-width="0.3cm" draw:fill="none" draw:textarea-vertical-align="middle"/>
    </style:style>
    <style:style style:name="gr36" style:family="graphic" style:parent-style-name="objectwithoutfill">
      <style:graphic-properties draw:marker-end="Arrowheads_20_16" draw:marker-end-width="0.3cm" draw:fill="none" draw:textarea-vertical-align="middle"/>
    </style:style>
    <style:style style:name="gr37" style:family="graphic" style:parent-style-name="objectwithoutfill">
      <style:graphic-properties draw:marker-end="Arrowheads_20_17" draw:marker-end-width="0.3cm" draw:fill="none" draw:textarea-vertical-align="middle"/>
    </style:style>
    <style:style style:name="gr38" style:family="graphic" style:parent-style-name="objectwithoutfill">
      <style:graphic-properties draw:marker-end="Arrowheads_20_18" draw:marker-end-width="0.3cm" draw:fill="none" draw:textarea-vertical-align="middle"/>
    </style:style>
    <style:style style:name="gr39" style:family="graphic" style:parent-style-name="objectwithoutfill">
      <style:graphic-properties draw:marker-end="Arrowheads_20_19" draw:marker-end-width="0.3cm" draw:fill="none" draw:textarea-vertical-align="middle"/>
    </style:style>
    <style:style style:name="gr40" style:family="graphic" style:parent-style-name="objectwithoutfill">
      <style:graphic-properties draw:marker-end="Arrowheads_20_20" draw:marker-end-width="0.3cm" draw:fill="none" draw:textarea-vertical-align="middle"/>
    </style:style>
    <style:style style:name="gr41" style:family="graphic" style:parent-style-name="objectwithoutfill">
      <style:graphic-properties draw:marker-end="Arrowheads_20_21" draw:marker-end-width="0.3cm" draw:fill="none" draw:textarea-vertical-align="middle"/>
    </style:style>
    <style:style style:name="gr42" style:family="graphic" style:parent-style-name="objectwithoutfill">
      <style:graphic-properties draw:marker-end="Arrowheads_20_22" draw:marker-end-width="0.3cm" draw:fill="none" draw:textarea-vertical-align="middle"/>
    </style:style>
    <style:style style:name="gr43" style:family="graphic" style:parent-style-name="objectwithoutfill">
      <style:graphic-properties draw:marker-end="Arrowheads_20_23" draw:marker-end-width="0.3cm" draw:fill="none" draw:textarea-vertical-align="middle"/>
    </style:style>
    <style:style style:name="gr44" style:family="graphic" style:parent-style-name="objectwithoutfill">
      <style:graphic-properties draw:marker-end="Arrowheads_20_24" draw:marker-end-width="0.3cm" draw:fill="none" draw:textarea-vertical-align="middle"/>
    </style:style>
    <style:style style:name="gr45" style:family="graphic" style:parent-style-name="objectwithoutfill">
      <style:graphic-properties draw:marker-end="Arrowheads_20_25" draw:marker-end-width="0.3cm" draw:fill="none" draw:textarea-vertical-align="middle"/>
    </style:style>
    <style:style style:name="gr46" style:family="graphic" style:parent-style-name="objectwithoutfill">
      <style:graphic-properties draw:marker-end="Arrowheads_20_26" draw:marker-end-width="0.3cm" draw:fill="none" draw:textarea-vertical-align="middle"/>
    </style:style>
    <style:style style:name="gr47" style:family="graphic" style:parent-style-name="objectwithoutfill">
      <style:graphic-properties draw:marker-end="Arrowheads_20_27" draw:marker-end-width="0.3cm" draw:fill="none" draw:textarea-vertical-align="middle"/>
    </style:style>
    <style:style style:name="gr48" style:family="graphic" style:parent-style-name="objectwithoutfill">
      <style:graphic-properties draw:marker-end="Arrowheads_20_2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 style:writing-mode="lr-tb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cm" svg:height="1.5cm" svg:x="35cm" svg:y="6.4cm"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1.5cm" svg:x="28.3cm" svg:y="6.4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1.5cm" svg:x="21.5cm" svg:y="6.4cm">
          <text:p text:style-name="P1">RotVis_Ba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5cm" svg:x="28.3cm" svg:y="7.9cm">
          <text:p text:style-name="P1">Values: <text:line-break/>e.g. Axis &amp; Angle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cm" svg:height="1.5cm" svg:x="0cm" svg:y="1.4cm">
          <text:p text:style-name="P1">ComboRotCot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13.75cm" svg:y="4cm">
          <text:p text:style-name="P1">RotCot_Bas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6cm" svg:y1="2.15cm" svg:x2="16.75cm" svg:y2="4cm" draw:start-shape="id1" draw:start-glue-point="1" draw:end-shape="id2" draw:end-glue-point="0" svg:d="M6000 2150c7167 0 10750 616 10750 1850" svg:viewBox="0 0 10751 1851">
          <text:p/>
        </draw:connector>
        <draw:connector draw:style-name="gr3" draw:text-style-name="P3" draw:layer="layout" draw:type="curve" svg:x1="19.75cm" svg:y1="4.75cm" svg:x2="24.5cm" svg:y2="6.4cm" draw:start-shape="id2" draw:start-glue-point="1" draw:end-shape="id3" draw:end-glue-point="0" svg:d="M19750 4750c3167 0 4750 550 4750 1650" svg:viewBox="0 0 4751 1651">
          <text:p/>
        </draw:connector>
        <draw:connector draw:style-name="gr3" draw:text-style-name="P3" draw:layer="layout" draw:type="curve" svg:x1="19.75cm" svg:y1="4.75cm" svg:x2="38cm" svg:y2="6.4cm" draw:start-shape="id2" draw:start-glue-point="1" draw:end-shape="id4" draw:end-glue-point="0" svg:d="M19750 4750c12167 0 18250 550 18250 1650" svg:viewBox="0 0 18251 1651">
          <text:p/>
        </draw:connector>
        <draw:connector draw:style-name="gr3" draw:text-style-name="P3" draw:layer="layout" draw:type="curve" svg:x1="19.75cm" svg:y1="4.75cm" svg:x2="31.3cm" svg:y2="6.4cm" draw:start-shape="id2" draw:start-glue-point="1" draw:end-shape="id5" draw:end-glue-point="0" svg:d="M19750 4750c7700 0 11550 550 11550 1650" svg:viewBox="0 0 11551 1651">
          <text:p/>
        </draw:connector>
        <draw:connector draw:style-name="gr4" draw:text-style-name="P3" draw:layer="layout" draw:type="curve" svg:x1="13.75cm" svg:y1="4.75cm" svg:x2="12cm" svg:y2="4.8cm" draw:start-shape="id2" draw:start-glue-point="3" draw:end-shape="id6" draw:end-glue-point="1" svg:d="M13750 4750c-1312 0-438 50-1750 50" svg:viewBox="0 0 1751 51">
          <text:p text:style-name="P1">ref</text:p>
        </draw:connector>
        <draw:custom-shape draw:style-name="gr1" draw:text-style-name="P2" xml:id="id6" draw:id="id6" draw:layer="layout" svg:width="6cm" svg:height="1.5cm" svg:x="6cm" svg:y="4.05cm">
          <text:p text:style-name="P1">RotObj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6cm" svg:y1="2.15cm" svg:x2="9cm" svg:y2="4.05cm" draw:start-shape="id1" draw:start-glue-point="1" draw:end-shape="id6" draw:end-glue-point="0" svg:d="M6000 2150c2000 0 3000 633 3000 1900" svg:viewBox="0 0 3001 1901">
          <text:p/>
        </draw:connector>
        <draw:custom-shape draw:style-name="gr1" draw:text-style-name="P2" xml:id="id7" draw:id="id7" draw:layer="layout" svg:width="6cm" svg:height="1.5cm" svg:x="41cm" svg:y="9.5cm">
          <text:p text:style-name="P1">UI_Field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41cm" svg:y1="7.15cm" svg:x2="44cm" svg:y2="9.5cm" draw:start-shape="id4" draw:start-glue-point="1" draw:end-shape="id7" draw:end-glue-point="0" svg:d="M41000 7150c2000 0 3000 783 3000 2350" svg:viewBox="0 0 3001 2351">
          <text:p/>
        </draw:connector>
        <draw:custom-shape draw:style-name="gr6" draw:text-style-name="P2" xml:id="id8" draw:id="id8" draw:layer="layout" svg:width="6cm" svg:height="2.5cm" svg:x="28.25cm" svg:y="16.75cm">
          <text:p text:style-name="P1">PropertyChanged (EventCall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1" draw:id="id11" draw:layer="layout" svg:width="6cm" svg:height="1.75cm" svg:x="35cm" svg:y="19.75cm">
          <text:p text:style-name="P1">Bound via UIToolk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" draw:id="id9" draw:layer="layout" svg:width="6cm" svg:height="1.75cm" svg:x="13.802cm" svg:y="19.652cm">
          <text:p text:style-name="P1">Vis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6cm" svg:height="1.75cm" svg:x="5.75cm" svg:y="21.75cm">
          <text:p text:style-name="P1">Ro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28.25cm" svg:y1="18cm" svg:x2="16.802cm" svg:y2="19.652cm" draw:start-shape="id8" draw:start-glue-point="6" draw:end-shape="id9" draw:end-glue-point="4" svg:d="M28250 18000c-7632 0-11448 550-11448 1652" svg:viewBox="0 0 11449 1653">
          <text:p/>
        </draw:connector>
        <draw:connector draw:style-name="gr9" draw:text-style-name="P3" draw:layer="layout" draw:type="curve" svg:x1="16.802cm" svg:y1="21.402cm" svg:x2="11.75cm" svg:y2="22.625cm" draw:start-shape="id9" draw:start-glue-point="8" draw:end-shape="id10" draw:end-glue-point="10" svg:d="M16802 21402c0 816-1684 1223-5052 1223" svg:viewBox="0 0 5053 1224">
          <text:p/>
        </draw:connector>
        <draw:connector draw:style-name="gr10" draw:text-style-name="P3" draw:layer="layout" draw:type="curve" svg:x1="34.25cm" svg:y1="18cm" svg:x2="38cm" svg:y2="19.75cm" draw:start-shape="id8" draw:start-glue-point="10" draw:end-shape="id11" draw:end-glue-point="4" svg:d="M34250 18000c2500 0 3750 583 3750 1750" svg:viewBox="0 0 3751 1751">
          <text:p/>
        </draw:connector>
        <draw:custom-shape draw:style-name="gr7" draw:text-style-name="P2" xml:id="id12" draw:id="id12" draw:layer="layout" svg:width="6cm" svg:height="1.75cm" svg:x="0.004cm" svg:y="9.754cm">
          <text:p text:style-name="P1">SwitchActiveRotC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curve" svg:x1="6.004cm" svg:y1="10.629cm" svg:x2="13.805cm" svg:y2="10.63cm" draw:start-shape="id12" draw:start-glue-point="10" draw:end-shape="id13" draw:end-glue-point="6" svg:d="M6004 10629c5851 0 1951 1 7801 1" svg:viewBox="0 0 7802 2">
          <text:p/>
        </draw:connector>
        <draw:custom-shape draw:style-name="gr7" draw:text-style-name="P2" xml:id="id13" draw:id="id13" draw:layer="layout" svg:width="6cm" svg:height="1.75cm" svg:x="13.805cm" svg:y="9.755cm">
          <text:p text:style-name="P1">SetRotPara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6cm" svg:height="1.75cm" svg:x="13.851cm" svg:y="12.101cm">
          <text:p text:style-name="P1">(Un)bind 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curve" svg:x1="19.851cm" svg:y1="12.976cm" svg:x2="31.25cm" svg:y2="16.75cm" draw:start-shape="id14" draw:start-glue-point="10" draw:end-shape="id8" draw:end-glue-point="4" svg:d="M19851 12976c7600 0 11399 1258 11399 3774" svg:viewBox="0 0 11400 3775">
          <text:p/>
        </draw:connector>
        <draw:connector draw:style-name="gr13" draw:text-style-name="P3" draw:layer="layout" draw:type="curve" svg:x1="16.805cm" svg:y1="11.505cm" svg:x2="16.851cm" svg:y2="12.101cm" draw:start-shape="id13" draw:start-glue-point="8" draw:end-shape="id14" draw:end-glue-point="4" svg:d="M16805 11505c0 448 46 151 46 596" svg:viewBox="0 0 47 597">
          <text:p/>
        </draw:connector>
        <draw:connector draw:style-name="gr14" draw:text-style-name="P3" draw:layer="layout" draw:type="curve" svg:x1="24.5cm" svg:y1="6.4cm" svg:x2="31.3cm" svg:y2="6.4cm" draw:start-shape="id3" draw:start-glue-point="0" draw:end-shape="id5" draw:end-glue-point="0" svg:d="M24500 6400c0-751 6800-751 6800 0" svg:viewBox="0 0 6801 564">
          <text:p text:style-name="P1">ref</text:p>
        </draw:connector>
        <draw:custom-shape draw:style-name="gr7" draw:text-style-name="P2" xml:id="id15" draw:id="id15" draw:layer="layout" svg:width="6cm" svg:height="1.75cm" svg:x="21.503cm" svg:y="19.753cm">
          <text:p text:style-name="P1">Vis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curve" svg:x1="28.25cm" svg:y1="18cm" svg:x2="24.503cm" svg:y2="19.753cm" draw:start-shape="id8" draw:start-glue-point="6" draw:end-shape="id15" draw:end-glue-point="4" svg:d="M28250 18000c-2498 0-3747 584-3747 1753" svg:viewBox="0 0 3748 1754">
          <text:p/>
        </draw:connector>
      </draw:page>
      <draw:page draw:name="ComboRotCot Initialize and Switch RotCot" draw:style-name="dp1" draw:master-page-name="Default">
        <draw:custom-shape draw:style-name="gr7" draw:text-style-name="P2" xml:id="id17" draw:id="id17" draw:layer="layout" svg:width="6cm" svg:height="1.75cm" svg:x="17.806cm" svg:y="18.256cm">
          <text:p text:style-name="P1">ActivateRotC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8" draw:id="id18" draw:layer="layout" svg:width="6cm" svg:height="1.75cm" svg:x="17.807cm" svg:y="16.057cm">
          <text:p text:style-name="P1">SwitchActivateRotC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6" draw:id="id16" draw:layer="layout" svg:width="6cm" svg:height="1.75cm" svg:x="17.808cm" svg:y="14.258cm">
          <text:p text:style-name="P1">SelfInitiali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curve" svg:x1="23.808cm" svg:y1="15.133cm" svg:x2="23.806cm" svg:y2="19.131cm" draw:start-shape="id16" draw:start-glue-point="10" draw:end-shape="id17" draw:end-glue-point="10" svg:d="M23808 15133c753 0 754 3998-2 3998" svg:viewBox="0 0 568 3999">
          <text:p/>
        </draw:connector>
        <draw:connector draw:style-name="gr17" draw:text-style-name="P3" draw:layer="layout" draw:type="curve" svg:x1="23.807cm" svg:y1="16.932cm" svg:x2="23.806cm" svg:y2="19.131cm" draw:start-shape="id18" draw:start-glue-point="10" draw:end-shape="id17" draw:end-glue-point="10" svg:d="M23807 16932c753 0 753 2199-1 2199" svg:viewBox="0 0 567 2200">
          <text:p/>
        </draw:connector>
        <draw:custom-shape draw:style-name="gr1" draw:text-style-name="P2" xml:id="id20" draw:id="id20" draw:layer="layout" svg:width="6cm" svg:height="1.5cm" svg:x="17.9cm" svg:y="1.1cm">
          <text:p text:style-name="P1">ComboRotCot</text:p>
          <draw:enhanced-geometry svg:viewBox="0 0 21600 21600" draw:type="rectangle" draw:enhanced-path="M 0 0 L 21600 0 21600 21600 0 21600 0 0 Z N"/>
        </draw:custom-shape>
        <draw:custom-shape draw:style-name="gr7" draw:text-style-name="P2" xml:id="id19" draw:id="id19" draw:layer="layout" svg:width="6cm" svg:height="1.75cm" svg:x="25.807cm" svg:y="20.257cm">
          <text:p text:style-name="P1">SetRotParams_Gener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6cm" svg:height="1.5cm" svg:x="25.9cm" svg:y="2.4cm">
          <text:p text:style-name="P1">RotCot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svg:x1="20.806cm" svg:y1="20.006cm" svg:x2="25.807cm" svg:y2="21.132cm" draw:start-shape="id17" draw:start-glue-point="8" draw:end-shape="id19" draw:end-glue-point="6" svg:d="M20806 20006c0 751 1667 1126 5001 1126" svg:viewBox="0 0 5002 1127">
          <text:p/>
        </draw:connector>
        <draw:custom-shape draw:style-name="gr19" draw:text-style-name="P2" xml:id="id23" draw:id="id23" draw:layer="layout" svg:width="6cm" svg:height="3.492cm" svg:x="25.808cm" svg:y="22.558cm">
          <text:p text:style-name="P1">OnPropertyChangedVisUpdate (un)subs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24" draw:id="id24" draw:layer="layout" svg:width="6cm" svg:height="2.49cm" svg:x="25.809cm" svg:y="26.259cm">
          <text:p text:style-name="P1">rotUIroot.dataSource =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25" draw:id="id25" draw:layer="layout" svg:width="6cm" svg:height="2.49cm" svg:x="33.81cm" svg:y="26.26cm">
          <text:p text:style-name="P1">SetRotParamsByRe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6cm" svg:height="1.5cm" svg:x="33.9cm" svg:y="3.9cm">
          <text:p text:style-name="P1">RotVis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curve" svg:x1="23.9cm" svg:y1="1.85cm" svg:x2="28.9cm" svg:y2="2.4cm" draw:start-shape="id20" draw:start-glue-point="1" draw:end-shape="id21" draw:end-glue-point="0" svg:d="M23900 1850c3334 0 5000 183 5000 550" svg:viewBox="0 0 5001 551">
          <text:p/>
        </draw:connector>
        <draw:connector draw:style-name="gr22" draw:text-style-name="P3" draw:layer="layout" draw:type="curve" svg:x1="31.9cm" svg:y1="3.15cm" svg:x2="36.9cm" svg:y2="3.9cm" draw:start-shape="id21" draw:start-glue-point="1" draw:end-shape="id22" draw:end-glue-point="0" svg:d="M31900 3150c3334 0 5000 250 5000 750" svg:viewBox="0 0 5001 751">
          <text:p/>
        </draw:connector>
        <draw:connector draw:style-name="gr23" draw:text-style-name="P3" draw:layer="layout" draw:type="curve" svg:x1="31.807cm" svg:y1="21.132cm" svg:x2="31.808cm" svg:y2="24.304cm" draw:start-shape="id19" draw:start-glue-point="10" draw:end-shape="id23" draw:end-glue-point="10" svg:d="M31807 21132c754 0 754 3172 1 3172" svg:viewBox="0 0 567 3173">
          <text:p/>
        </draw:connector>
        <draw:connector draw:style-name="gr24" draw:text-style-name="P3" draw:layer="layout" draw:type="curve" svg:x1="31.807cm" svg:y1="21.132cm" svg:x2="31.809cm" svg:y2="27.504cm" draw:start-shape="id19" draw:start-glue-point="10" draw:end-shape="id24" draw:end-glue-point="10" svg:d="M31807 21132c756 0 755 6372 2 6372" svg:viewBox="0 0 568 6373">
          <text:p/>
        </draw:connector>
        <draw:connector draw:style-name="gr25" draw:text-style-name="P3" draw:layer="layout" draw:type="curve" svg:x1="31.807cm" svg:y1="21.132cm" svg:x2="33.81cm" svg:y2="27.505cm" draw:start-shape="id19" draw:start-glue-point="10" draw:end-shape="id25" draw:end-glue-point="6" svg:d="M31807 21132c1503 0 502 6373 2003 6373" svg:viewBox="0 0 2004 6374">
          <text:p/>
        </draw:connector>
        <draw:custom-shape draw:style-name="gr7" draw:text-style-name="P2" xml:id="id28" draw:id="id28" draw:layer="layout" svg:width="6cm" svg:height="1.75cm" svg:x="17.809cm" svg:y="5.259cm">
          <text:p text:style-name="P1">InitializeRotCo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9" draw:id="id29" draw:layer="layout" svg:width="6cm" svg:height="1.75cm" svg:x="25.81cm" svg:y="6.76cm">
          <text:p text:style-name="P1">Initiali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6" draw:id="id26" draw:layer="layout" svg:width="6cm" svg:height="1.75cm" svg:x="25.811cm" svg:y="8.861cm">
          <text:p text:style-name="P1">SpawnV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cm" svg:height="1.75cm" svg:x="25.812cm" svg:y="10.562cm">
          <text:p text:style-name="P1">SpawnRotObjC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cm" svg:height="1.75cm" svg:x="25.813cm" svg:y="12.363cm">
          <text:p text:style-name="P1">Spawn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27" draw:id="id27" draw:layer="layout" svg:width="6cm" svg:height="2.49cm" svg:x="33.811cm" svg:y="8.461cm">
          <text:p text:style-name="P1">SetRotParamsByRe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draw:type="curve" svg:x1="31.811cm" svg:y1="9.736cm" svg:x2="33.811cm" svg:y2="9.706cm" draw:start-shape="id26" draw:start-glue-point="10" draw:end-shape="id27" svg:d="M31811 9736c1501 0 502-30 2000-30" svg:viewBox="0 0 2001 31">
          <text:p/>
        </draw:connector>
        <draw:connector draw:style-name="gr27" draw:text-style-name="P3" draw:layer="layout" draw:type="curve" svg:x1="20.809cm" svg:y1="7.009cm" svg:x2="25.81cm" svg:y2="7.635cm" draw:start-shape="id28" draw:start-glue-point="8" draw:end-shape="id29" draw:end-glue-point="6" svg:d="M20809 7009c0 418 1667 626 5001 626" svg:viewBox="0 0 5002 627">
          <text:p/>
        </draw:connector>
        <draw:connector draw:style-name="gr28" draw:text-style-name="P3" draw:layer="layout" draw:type="curve" svg:x1="26.688cm" svg:y1="8.254cm" svg:x2="26.689cm" svg:y2="9.117cm" draw:start-shape="id29" draw:start-glue-point="7" draw:end-shape="id26" draw:end-glue-point="5" svg:d="M26688 8254c0 648 1 217 1 863" svg:viewBox="0 0 2 864">
          <text:p/>
        </draw:connector>
      </draw:page>
      <draw:page draw:name="Assembly Definitions" draw:style-name="dp1" draw:master-page-name="Default">
        <draw:g draw:style-name="gr29">
          <draw:custom-shape draw:style-name="gr30" draw:text-style-name="P1" draw:layer="layout" svg:width="28.75cm" svg:height="11cm" svg:x="10.5cm" svg:y="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4" draw:layer="layout" svg:width="5.65cm" svg:height="0.962cm" svg:x="33.65cm" svg:y="2cm">
            <draw:text-box>
              <text:p>MathVis-Package</text:p>
            </draw:text-box>
          </draw:frame>
        </draw:g>
        <draw:g draw:style-name="gr29">
          <draw:custom-shape draw:style-name="gr32" draw:text-style-name="P1" draw:layer="layout" svg:width="11.231cm" svg:height="8cm" svg:x="17.25cm" svg:y="2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4" draw:layer="layout" svg:width="3.5cm" svg:height="2.384cm" svg:x="25cm" svg:y="2cm">
            <draw:text-box>
              <text:p>Math-Package</text:p>
            </draw:text-box>
          </draw:frame>
        </draw:g>
        <draw:custom-shape draw:style-name="gr1" draw:text-style-name="P6" xml:id="id35" draw:id="id35" draw:layer="layout" svg:width="6cm" svg:height="1.5cm" svg:x="18.25cm" svg:y="7.5cm">
          <text:p text:style-name="P5">MathExtensions</text:p>
          <draw:enhanced-geometry svg:viewBox="0 0 21600 21600" draw:type="rectangle" draw:enhanced-path="M 0 0 L 21600 0 21600 21600 0 21600 0 0 Z N"/>
        </draw:custom-shape>
        <draw:custom-shape draw:style-name="gr1" draw:text-style-name="P6" xml:id="id39" draw:id="id39" draw:layer="layout" svg:width="6cm" svg:height="1.5cm" svg:x="32.75cm" svg:y="11.25cm">
          <text:p text:style-name="P5">MathVis</text:p>
          <draw:enhanced-geometry svg:viewBox="0 0 21600 21600" draw:type="rectangle" draw:enhanced-path="M 0 0 L 21600 0 21600 21600 0 21600 0 0 Z N"/>
        </draw:custom-shape>
        <draw:custom-shape draw:style-name="gr1" draw:text-style-name="P6" xml:id="id40" draw:id="id40" draw:layer="layout" svg:width="6cm" svg:height="1.5cm" svg:x="32.75cm" svg:y="7.5cm">
          <text:p text:style-name="P5">ShaderController</text:p>
          <draw:enhanced-geometry svg:viewBox="0 0 21600 21600" draw:type="rectangle" draw:enhanced-path="M 0 0 L 21600 0 21600 21600 0 21600 0 0 Z N"/>
        </draw:custom-shape>
        <draw:custom-shape draw:style-name="gr1" draw:text-style-name="P6" xml:id="id36" draw:id="id36" draw:layer="layout" svg:width="6cm" svg:height="1.5cm" svg:x="18.25cm" svg:y="14.75cm">
          <text:p text:style-name="P5">RotParams</text:p>
          <draw:enhanced-geometry svg:viewBox="0 0 21600 21600" draw:type="rectangle" draw:enhanced-path="M 0 0 L 21600 0 21600 21600 0 21600 0 0 Z N"/>
        </draw:custom-shape>
        <draw:custom-shape draw:style-name="gr1" draw:text-style-name="P6" xml:id="id32" draw:id="id32" draw:layer="layout" svg:width="6cm" svg:height="1.5cm" svg:x="3.75cm" svg:y="18.75cm">
          <text:p text:style-name="P5">RotParamsInspector</text:p>
          <draw:enhanced-geometry svg:viewBox="0 0 21600 21600" draw:type="rectangle" draw:enhanced-path="M 0 0 L 21600 0 21600 21600 0 21600 0 0 Z N"/>
        </draw:custom-shape>
        <draw:custom-shape draw:style-name="gr1" draw:text-style-name="P6" xml:id="id33" draw:id="id33" draw:layer="layout" svg:width="6cm" svg:height="1.5cm" svg:x="3.75cm" svg:y="7.5cm">
          <text:p text:style-name="P5">EditorInspector</text:p>
          <draw:enhanced-geometry svg:viewBox="0 0 21600 21600" draw:type="rectangle" draw:enhanced-path="M 0 0 L 21600 0 21600 21600 0 21600 0 0 Z N"/>
        </draw:custom-shape>
        <draw:custom-shape draw:style-name="gr1" draw:text-style-name="P6" xml:id="id34" draw:id="id34" draw:layer="layout" svg:width="6cm" svg:height="1.5cm" svg:x="10.75cm" svg:y="10.5cm">
          <text:p text:style-name="P5">MathInspector</text:p>
          <draw:enhanced-geometry svg:viewBox="0 0 21600 21600" draw:type="rectangle" draw:enhanced-path="M 0 0 L 21600 0 21600 21600 0 21600 0 0 Z N"/>
        </draw:custom-shape>
        <draw:custom-shape draw:style-name="gr1" draw:text-style-name="P6" xml:id="id30" draw:id="id30" draw:layer="layout" svg:width="6cm" svg:height="1.5cm" svg:x="18.5cm" svg:y="27.15cm">
          <text:p text:style-name="P5">EditorUtility</text:p>
          <draw:enhanced-geometry svg:viewBox="0 0 21600 21600" draw:type="rectangle" draw:enhanced-path="M 0 0 L 21600 0 21600 21600 0 21600 0 0 Z N"/>
        </draw:custom-shape>
        <draw:custom-shape draw:style-name="gr1" draw:text-style-name="P6" xml:id="id31" draw:id="id31" draw:layer="layout" svg:width="6cm" svg:height="1.5cm" svg:x="18.5cm" svg:y="24.15cm">
          <text:p text:style-name="P5">Any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21.5cm" svg:y1="27.15cm" svg:x2="21.5cm" svg:y2="25.65cm" draw:start-shape="id30" draw:start-glue-point="0" draw:end-shape="id31" draw:end-glue-point="2" svg:d="M21500 27150v-1500" svg:viewBox="0 0 1 1501">
          <text:p/>
        </draw:connector>
        <draw:custom-shape draw:style-name="gr1" draw:text-style-name="P6" xml:id="id37" draw:id="id37" draw:layer="layout" svg:width="6cm" svg:height="1.5cm" svg:x="18.25cm" svg:y="19.75cm">
          <text:p text:style-name="P5">RotUI</text:p>
          <draw:enhanced-geometry svg:viewBox="0 0 21600 21600" draw:type="rectangle" draw:enhanced-path="M 0 0 L 21600 0 21600 21600 0 21600 0 0 Z N"/>
        </draw:custom-shape>
        <draw:custom-shape draw:style-name="gr1" draw:text-style-name="P6" xml:id="id38" draw:id="id38" draw:layer="layout" svg:width="6cm" svg:height="1.5cm" svg:x="32.75cm" svg:y="18.5cm">
          <text:p text:style-name="P5">RotVis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draw:type="curve" svg:x1="6.75cm" svg:y1="18.75cm" svg:x2="6.75cm" svg:y2="9cm" draw:start-shape="id32" draw:start-glue-point="0" draw:end-shape="id33" draw:end-glue-point="2" svg:d="M6750 18750v-9750" svg:viewBox="0 0 1 9751">
          <text:p/>
        </draw:connector>
        <draw:connector draw:style-name="gr36" draw:text-style-name="P3" draw:layer="layout" draw:type="curve" svg:x1="10.75cm" svg:y1="11.25cm" svg:x2="6.75cm" svg:y2="9cm" draw:start-shape="id34" draw:start-glue-point="3" draw:end-shape="id33" draw:end-glue-point="2" svg:d="M10750 11250c-2667 0-4000-750-4000-2250" svg:viewBox="0 0 4001 2251">
          <text:p/>
        </draw:connector>
        <draw:connector draw:style-name="gr37" draw:text-style-name="P3" draw:layer="layout" draw:type="curve" svg:x1="16.75cm" svg:y1="11.25cm" svg:x2="21.25cm" svg:y2="9cm" draw:start-shape="id34" draw:start-glue-point="1" draw:end-shape="id35" draw:end-glue-point="2" svg:d="M16750 11250c3000 0 4500-750 4500-2250" svg:viewBox="0 0 4501 2251">
          <text:p/>
        </draw:connector>
        <draw:connector draw:style-name="gr38" draw:text-style-name="P3" draw:layer="layout" draw:type="curve" svg:x1="9.75cm" svg:y1="19.5cm" svg:x2="21.25cm" svg:y2="16.25cm" draw:start-shape="id32" draw:start-glue-point="1" draw:end-shape="id36" draw:end-glue-point="2" svg:d="M9750 19500c7667 0 11500-1083 11500-3250" svg:viewBox="0 0 11501 3251">
          <text:p/>
        </draw:connector>
        <draw:connector draw:style-name="gr39" draw:text-style-name="P3" draw:layer="layout" draw:type="curve" svg:x1="21.25cm" svg:y1="19.75cm" svg:x2="21.25cm" svg:y2="16.25cm" draw:start-shape="id37" draw:start-glue-point="0" draw:end-shape="id36" draw:end-glue-point="2" svg:d="M21250 19750v-3500" svg:viewBox="0 0 1 3501">
          <text:p/>
        </draw:connector>
        <draw:connector draw:style-name="gr40" draw:text-style-name="P3" draw:layer="layout" draw:type="curve" svg:x1="32.75cm" svg:y1="19.25cm" svg:x2="21.25cm" svg:y2="16.25cm" draw:start-shape="id38" draw:start-glue-point="3" draw:end-shape="id36" draw:end-glue-point="2" svg:d="M32750 19250c-7667 0-11500-1000-11500-3000" svg:viewBox="0 0 11501 3001">
          <text:p/>
        </draw:connector>
        <draw:connector draw:style-name="gr41" draw:text-style-name="P3" draw:layer="layout" draw:type="curve" svg:x1="21.25cm" svg:y1="14.75cm" svg:x2="21.25cm" svg:y2="9cm" draw:start-shape="id36" draw:start-glue-point="0" draw:end-shape="id35" draw:end-glue-point="2" svg:d="M21250 14750v-5750" svg:viewBox="0 0 1 5751">
          <text:p/>
        </draw:connector>
        <draw:connector draw:style-name="gr42" draw:text-style-name="P3" draw:layer="layout" draw:type="curve" svg:x1="32.75cm" svg:y1="12cm" svg:x2="21.25cm" svg:y2="9cm" draw:start-shape="id39" draw:start-glue-point="3" draw:end-shape="id35" draw:end-glue-point="2" svg:d="M32750 12000c-7667 0-11500-1000-11500-3000" svg:viewBox="0 0 11501 3001">
          <text:p/>
        </draw:connector>
        <draw:connector draw:style-name="gr43" draw:text-style-name="P3" draw:layer="layout" draw:type="curve" svg:x1="35.75cm" svg:y1="11.25cm" svg:x2="35.75cm" svg:y2="9cm" draw:start-shape="id39" draw:start-glue-point="0" draw:end-shape="id40" svg:d="M35750 11250v-2250" svg:viewBox="0 0 1 2251">
          <text:p/>
        </draw:connector>
        <draw:connector draw:style-name="gr44" draw:text-style-name="P3" draw:layer="layout" draw:type="curve" svg:x1="35.75cm" svg:y1="18.5cm" svg:x2="35.75cm" svg:y2="12.75cm" draw:start-shape="id38" draw:start-glue-point="0" draw:end-shape="id39" draw:end-glue-point="2" svg:d="M35750 18500v-5750" svg:viewBox="0 0 1 5751">
          <text:p/>
        </draw:connector>
        <draw:custom-shape draw:style-name="gr1" draw:text-style-name="P6" xml:id="id43" draw:id="id43" draw:layer="layout" svg:width="6cm" svg:height="1.5cm" svg:x="1.75cm" svg:y="1.75cm">
          <text:p text:style-name="P5">UnityExtensions</text:p>
          <draw:enhanced-geometry svg:viewBox="0 0 21600 21600" draw:type="rectangle" draw:enhanced-path="M 0 0 L 21600 0 21600 21600 0 21600 0 0 Z N"/>
        </draw:custom-shape>
        <draw:custom-shape draw:style-name="gr1" draw:text-style-name="P6" xml:id="id41" draw:id="id41" draw:layer="layout" svg:width="6cm" svg:height="1.5cm" svg:x="18.25cm" svg:y="2.5cm">
          <text:p text:style-name="P5">Unity.Mathematics</text:p>
          <draw:enhanced-geometry svg:viewBox="0 0 21600 21600" draw:type="rectangle" draw:enhanced-path="M 0 0 L 21600 0 21600 21600 0 21600 0 0 Z N"/>
        </draw:custom-shape>
        <draw:connector draw:style-name="gr45" draw:text-style-name="P3" draw:layer="layout" draw:type="curve" svg:x1="21.25cm" svg:y1="7.5cm" svg:x2="21.25cm" svg:y2="4cm" draw:start-shape="id35" draw:start-glue-point="0" draw:end-shape="id41" draw:end-glue-point="2" svg:d="M21250 7500v-3500" svg:viewBox="0 0 1 3501">
          <text:p/>
        </draw:connector>
        <draw:custom-shape draw:style-name="gr1" draw:text-style-name="P6" xml:id="id42" draw:id="id42" draw:layer="layout" svg:width="6cm" svg:height="1.5cm" svg:x="1.7cm" svg:y="4.2cm">
          <text:p text:style-name="P5">EditorUtility</text:p>
          <draw:enhanced-geometry svg:viewBox="0 0 21600 21600" draw:type="rectangle" draw:enhanced-path="M 0 0 L 21600 0 21600 21600 0 21600 0 0 Z N"/>
        </draw:custom-shape>
        <draw:connector draw:style-name="gr46" draw:text-style-name="P3" draw:layer="layout" draw:type="curve" svg:x1="4.7cm" svg:y1="4.2cm" svg:x2="4.75cm" svg:y2="3.25cm" draw:start-shape="id42" draw:start-glue-point="0" draw:end-shape="id43" draw:end-glue-point="2" svg:d="M4700 4200c0-712 50-238 50-950" svg:viewBox="0 0 51 951">
          <text:p/>
        </draw:connector>
        <draw:connector draw:style-name="gr47" draw:text-style-name="P3" draw:layer="layout" draw:type="curve" svg:x1="9.75cm" svg:y1="19.5cm" svg:x2="21.25cm" svg:y2="9cm" draw:start-shape="id32" draw:start-glue-point="1" draw:end-shape="id35" draw:end-glue-point="2" svg:d="M9750 19500c7667 0 11500-3500 11500-10500" svg:viewBox="0 0 11501 10501">
          <text:p/>
        </draw:connector>
        <draw:connector draw:style-name="gr48" draw:text-style-name="P3" draw:layer="layout" draw:type="curve" svg:x1="32.75cm" svg:y1="19.25cm" svg:x2="21.25cm" svg:y2="9cm" draw:start-shape="id38" draw:start-glue-point="3" draw:end-shape="id35" draw:end-glue-point="2" svg:d="M32750 19250c-7667 0-11500-3416-11500-10250" svg:viewBox="0 0 11501 10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4" draw:display-name="Arrowheads 7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3T19:50:49.332000000</meta:creation-date>
    <meta:generator>LibreOffice/7.5.5.2$Windows_X86_64 LibreOffice_project/ca8fe7424262805f223b9a2334bc7181abbcbf5e</meta:generator>
    <dc:date>2026-01-07T19:59:34.792000000</dc:date>
    <meta:editing-duration>PT10H52M46S</meta:editing-duration>
    <meta:editing-cycles>33</meta:editing-cycles>
    <meta:document-statistic meta:object-count="93"/>
  </office:meta>
</office:document-meta>
</file>